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4" style:family="table-cell" style:parent-style-name="Default" style:data-style-name="N3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26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 style:data-style-name="N126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2"/>
    <style:style style:name="ce3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1142in" svg:height="5.1264in" svg:x="2.7063in" svg:y="0.0394in">
            <draw:object draw:notify-on-update-of-ranges="Sheet1.B1:Sheet1.B1 Sheet1.B2:Sheet1.B17 Sheet1.C1:Sheet1.C1 Sheet1.C2:Sheet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default-cell-style-name="ce6"/>
        <table:table-column table:style-name="co1" table:number-columns-repeated="5" table:default-cell-style-name="Default"/>
        <table:table-row table:style-name="ro1">
          <table:table-cell/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ce7"/>
          <table:table-cell/>
          <table:table-cell table:style-name="ce7"/>
          <table:table-cell/>
          <table:table-cell table:style-name="ce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.60944" calcext:value-type="float">
            <text:p>1.609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1346" calcext:value-type="float">
            <text:p>0.81346</text:p>
          </table:table-cell>
          <table:table-cell table:style-name="ce2"/>
          <table:table-cell table:number-columns-repeated="2"/>
          <table:table-cell table:style-name="ce3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56639" calcext:value-type="float">
            <text:p>0.56639</text:p>
          </table:table-cell>
          <table:table-cell table:style-name="ce2"/>
          <table:table-cell table:number-columns-repeated="2"/>
          <table:table-cell table:style-name="ce3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53346" calcext:value-type="float">
            <text:p>0.53346</text:p>
          </table:table-cell>
          <table:table-cell table:style-name="ce2"/>
          <table:table-cell/>
          <table:table-cell table:style-name="ce2"/>
          <table:table-cell table:style-name="ce3"/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45079" calcext:value-type="float">
            <text:p>0.45079</text:p>
          </table:table-cell>
          <table:table-cell table:style-name="ce2"/>
          <table:table-cell table:style-name="ce3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40336" calcext:value-type="float">
            <text:p>0.40336</text:p>
          </table:table-cell>
          <table:table-cell table:style-name="ce2"/>
          <table:table-cell table:number-columns-repeated="2"/>
          <table:table-cell table:style-name="ce3"/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32857" calcext:value-type="float">
            <text:p>0.328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39049" calcext:value-type="float">
            <text:p>0.390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39058" calcext:value-type="float">
            <text:p>0.390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6492" calcext:value-type="float">
            <text:p>0.364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4406" calcext:value-type="float">
            <text:p>0.344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6678" calcext:value-type="float">
            <text:p>0.366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4007" calcext:value-type="float">
            <text:p>0.340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5273" calcext:value-type="float">
            <text:p>0.352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4789" calcext:value-type="float">
            <text:p>0.347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2795" calcext:value-type="float">
            <text:p>0.3279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15:17:19.787408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13:44:57.830855934</meta:creation-date>
    <dc:date>2021-11-04T15:28:01.463722744</dc:date>
    <meta:editing-duration>PT1H31M46S</meta:editing-duration>
    <meta:editing-cycles>3</meta:editing-cycles>
    <meta:generator>LibreOffice/6.4.7.2$Linux_X86_64 LibreOffice_project/40$Build-2</meta:generator>
    <meta:document-statistic meta:table-count="1" meta:cell-count="3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2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51cm" svg:height="13.022cm" xlink:href=".." xlink:type="simple" chart:class="chart:scatter" chart:style-name="ch1">
        <chart:title svg:x="5.592cm" svg:y="0.396cm" chart:style-name="ch2">
          <text:p>Relationship between execution time and number of threads</text:p>
        </chart:title>
        <chart:legend chart:legend-position="end" svg:x="21.04cm" svg:y="6.212cm" style:legend-expansion="high" chart:style-name="ch3"/>
        <chart:plot-area chart:style-name="ch4" table:cell-range-address="Sheet1.B1:Sheet1.C17" chart:data-source-has-labels="row" svg:x="1.474cm" svg:y="1.435cm" svg:width="19.103cm" svg:height="10.346cm">
          <chartooo:coordinate-region svg:x="2.942cm" svg:y="1.635cm" svg:width="17.448cm" svg:height="9.499cm"/>
          <chart:axis chart:dimension="x" chart:name="primary-x" chart:style-name="ch5">
            <chart:title svg:x="10.372cm" svg:y="12.041cm" chart:style-name="ch6">
              <text:p>Threads</text:p>
            </chart:title>
            <chart:grid chart:style-name="ch7" chart:class="major"/>
          </chart:axis>
          <chart:axis chart:dimension="y" chart:name="primary-y" chart:style-name="ch8">
            <chart:title svg:x="0.451cm" svg:y="7.724cm" chart:style-name="ch9">
              <text:p>Execution time</text:p>
            </chart:title>
            <chart:grid chart:style-name="ch7" chart:class="major"/>
          </chart:axis>
          <chart:series chart:style-name="ch10" chart:values-cell-range-address="Sheet1.C2:Sheet1.C17" chart:label-cell-address="Sheet1.C1:Sheet1.C1" chart:class="chart:scatter">
            <chart:domain table:cell-range-address="Sheet1.B2:Sheet1.B17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17</svg:desc>
                </draw:g>
              </table:table-cell>
              <table:table-cell office:value-type="float" office:value="1.60944">
                <text:p>1.60944</text:p>
                <draw:g>
                  <svg:desc>Sheet1.C2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1346">
                <text:p>0.81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6639">
                <text:p>0.56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3346">
                <text:p>0.53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5079">
                <text:p>0.45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0336">
                <text:p>0.40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2857">
                <text:p>0.3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9049">
                <text:p>0.39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9058">
                <text:p>0.39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6492">
                <text:p>0.36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4406">
                <text:p>0.34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6678">
                <text:p>0.36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34007">
                <text:p>0.34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35273">
                <text:p>0.35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34789">
                <text:p>0.347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32795">
                <text:p>0.327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